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728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739in"/>
    </style:style>
    <style:style style:name="co4" style:family="table-column">
      <style:table-column-properties fo:break-before="auto" style:column-width="0.7819in"/>
    </style:style>
    <style:style style:name="co5" style:family="table-column">
      <style:table-column-properties fo:break-before="auto" style:column-width="0.9791in"/>
    </style:style>
    <style:style style:name="co6" style:family="table-column">
      <style:table-column-properties fo:break-before="auto" style:column-width="1.056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uff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Producer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Producer Wait</text:p>
          </table:table-cell>
          <table:table-cell office:value-type="string" calcext:value-type="string">
            <text:p>Consumer Wait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39" calcext:value-type="float">
            <text:p>1039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1556" calcext:value-type="float">
            <text:p>155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– This can be explained by producers speeding up and consumers canno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45" calcext:value-type="float">
            <text:p>445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^ 2x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IS HAS THE IDEAL OUTPUT TO DISPLAY THE PROPER RANG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^ 3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ice how 2x the output never really has to wait due to producers going 2x speed and dynamically slowing down as you approach full capac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wever using 3x the output will begin to notice waiting time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bserve that a producer can change it’s output speed based on the current queue siz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umers however are stuck at consuming from (0,T) where T is the sleep delay (seconds)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5T01:18:32.592299272</meta:creation-date>
    <dc:date>2021-11-25T05:29:50.443999912</dc:date>
    <meta:editing-duration>PT3H50M52S</meta:editing-duration>
    <meta:editing-cycles>10</meta:editing-cycles>
    <meta:generator>LibreOffice/7.1.7.2$Linux_X86_64 LibreOffice_project/10$Build-2</meta:generator>
    <meta:document-statistic meta:table-count="1" meta:cell-count="80" meta:object-count="0"/>
  </office:meta>
</office:document-meta>
</file>